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361" officeooo:paragraph-rsid="000a9361"/>
    </style:style>
    <style:style style:name="P2" style:family="paragraph" style:parent-style-name="Standard">
      <style:text-properties style:font-name="Abyssinica SIL" fo:font-size="8pt" style:text-underline-style="none" fo:font-weight="bold" officeooo:rsid="0008f18a" officeooo:paragraph-rsid="0008f18a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byssinica SIL" fo:font-size="8pt" style:text-underline-style="none" style:font-size-asian="8pt" style:font-size-complex="8pt"/>
    </style:style>
    <style:style style:name="P4" style:family="paragraph" style:parent-style-name="Standard">
      <style:text-properties style:font-name="Abyssinica SIL" fo:font-size="8pt" style:text-underline-style="none" officeooo:paragraph-rsid="0008f18a" style:font-size-asian="8pt" style:font-size-complex="8pt"/>
    </style:style>
    <style:style style:name="P5" style:family="paragraph" style:parent-style-name="Standard">
      <style:text-properties style:font-name="Abyssinica SIL" fo:font-size="8pt" style:text-underline-style="none" officeooo:rsid="0008f18a" officeooo:paragraph-rsid="0008f18a" style:font-size-asian="8pt" style:font-size-complex="8pt"/>
    </style:style>
    <style:style style:name="P6" style:family="paragraph" style:parent-style-name="Standard">
      <style:text-properties style:font-name="Abyssinica SIL" fo:font-size="8pt" style:text-underline-style="none" officeooo:rsid="000a9361" officeooo:paragraph-rsid="000a9361" style:font-size-asian="8pt" style:font-size-complex="8pt"/>
    </style:style>
    <style:style style:name="P7" style:family="paragraph" style:parent-style-name="Standard">
      <style:text-properties style:font-name="Abyssinica SIL" fo:font-size="8pt" style:text-underline-style="none" officeooo:rsid="000ae407" officeooo:paragraph-rsid="000ae407" style:font-size-asian="8pt" style:font-size-complex="8pt"/>
    </style:style>
    <style:style style:name="P8" style:family="paragraph" style:parent-style-name="Standard">
      <style:text-properties style:font-name="Abyssinica SIL" fo:font-size="8pt" style:text-underline-style="none" officeooo:rsid="000b08fa" officeooo:paragraph-rsid="000b08fa" style:font-size-asian="8pt" style:font-size-complex="8pt"/>
    </style:style>
    <style:style style:name="P9" style:family="paragraph" style:parent-style-name="Standard">
      <style:text-properties style:font-name="Abyssinica SIL" fo:font-size="8pt" style:text-underline-style="solid" style:text-underline-width="auto" style:text-underline-color="font-color" officeooo:rsid="000ae407" officeooo:paragraph-rsid="000ae407" style:font-size-asian="8pt" style:font-size-complex="8pt"/>
    </style:style>
    <style:style style:name="P10" style:family="paragraph" style:parent-style-name="Standard">
      <style:text-properties style:font-name="Abyssinica SIL" fo:font-size="8pt" style:text-underline-style="solid" style:text-underline-width="auto" style:text-underline-color="font-color" officeooo:rsid="000b08fa" officeooo:paragraph-rsid="000b08fa" style:font-size-asian="8pt" style:font-size-complex="8pt"/>
    </style:style>
    <style:style style:name="P11" style:family="paragraph" style:parent-style-name="Standard">
      <style:text-properties style:font-name="Abyssinica SIL" fo:font-size="8pt" style:text-underline-style="solid" style:text-underline-width="auto" style:text-underline-color="font-color" fo:font-weight="normal" officeooo:rsid="000ae407" officeooo:paragraph-rsid="000ae407" style:font-size-asian="8pt" style:font-weight-asian="normal" style:font-size-complex="8pt" style:font-weight-complex="normal"/>
    </style:style>
    <style:style style:name="P12" style:family="paragraph" style:parent-style-name="Standard">
      <style:paragraph-properties style:writing-mode="lr-tb"/>
      <style:text-properties style:font-name="Abyssinica SIL" fo:font-size="8pt" style:text-underline-style="none" style:font-size-asian="8pt" style:font-size-complex="8pt"/>
    </style:style>
    <style:style style:name="P13" style:family="paragraph" style:parent-style-name="Standard">
      <style:paragraph-properties fo:margin-top="0cm" fo:margin-bottom="0.499cm" style:contextual-spacing="false"/>
      <style:text-properties style:font-name="Abyssinica SIL" fo:font-size="8pt" style:text-underline-style="none" style:font-size-asian="8pt" style:font-size-complex="8pt"/>
    </style:style>
    <style:style style:name="P14" style:family="paragraph" style:parent-style-name="Preformatted_20_Text">
      <style:text-properties style:font-name="Abyssinica SIL" fo:font-size="8pt" style:text-underline-style="none" officeooo:rsid="000ae407" officeooo:paragraph-rsid="000ae407" style:font-size-asian="8pt" style:font-size-complex="8pt"/>
    </style:style>
    <style:style style:name="P15" style:family="paragraph" style:parent-style-name="Preformatted_20_Text">
      <style:text-properties style:font-name="Abyssinica SIL" fo:font-size="8pt" style:text-underline-style="none" officeooo:rsid="000b08fa" officeooo:paragraph-rsid="000b08fa" style:font-size-asian="8pt" style:font-size-complex="8pt"/>
    </style:style>
    <style:style style:name="P16" style:family="paragraph" style:parent-style-name="Preformatted_20_Text">
      <style:text-properties style:font-name="Abyssinica SIL" fo:font-size="8pt" style:font-size-asian="8pt" style:font-size-complex="8pt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Abyssinica SIL" fo:font-size="8pt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/>
      <style:text-properties style:font-name="Abyssinica SIL" fo:font-size="8pt" officeooo:rsid="000ae407" officeooo:paragraph-rsid="000ae407" style:font-size-asian="8pt" style:font-size-complex="8pt"/>
    </style:style>
    <style:style style:name="P19" style:family="paragraph" style:parent-style-name="Preformatted_20_Text">
      <style:paragraph-properties fo:margin-top="0cm" fo:margin-bottom="0.499cm" style:contextual-spacing="false"/>
      <style:text-properties style:font-name="Abyssinica SIL" fo:font-size="8pt" officeooo:paragraph-rsid="000ae407" style:font-size-asian="8pt" style:font-size-complex="8pt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Abyssinica SIL" fo:font-size="8pt" style:text-underline-style="solid" style:text-underline-width="auto" style:text-underline-color="font-color" officeooo:rsid="000ae407" officeooo:paragraph-rsid="000ae407" style:font-size-asian="8pt" style:font-size-complex="8pt"/>
    </style:style>
    <style:style style:name="T1" style:family="text">
      <style:text-properties officeooo:rsid="0008f18a"/>
    </style:style>
    <style:style style:name="T2" style:family="text">
      <style:text-properties officeooo:rsid="0009272f"/>
    </style:style>
    <style:style style:name="T3" style:family="text">
      <style:text-properties officeooo:rsid="000a9361"/>
    </style:style>
    <style:style style:name="T4" style:family="text">
      <style:text-properties officeooo:rsid="000ae40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Abyssinica SIL" style:text-underline-style="none"/>
    </style:style>
    <style:style style:name="T7" style:family="text">
      <style:text-properties style:font-name="Abyssinica SIL" fo:font-size="8pt" style:text-underline-style="none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Accounts</text:p>
      <text:p text:style-name="P12">package proj1;<text:line-break/>import java.util.*;<text:line-break/>public class Account {<text:line-break/>    int accno;<text:line-break/>    String name;<text:line-break/>    int phno;<text:line-break/>    float bal=0;<text:line-break/>    public Account()<text:line-break/>    {<text:line-break/>    }<text:line-break/>    public Account(int a,String b,int c,float d)<text:line-break/>    {<text:line-break/>        accno=a;<text:line-break/>        name=b;<text:line-break/>        phno=c;<text:line-break/>        bal=d;<text:line-break/>    }<text:line-break/>    public void deposit()<text:line-break/>    {<text:line-break/>        int x;<text:line-break/>        System.out.println("Enter the amount to be deposited");<text:line-break/>        Scanner in=new Scanner(System.in);<text:line-break/>        x=in.nextInt();<text:line-break/>        bal=bal+x;<text:line-break/>        if(bal&lt;10000)<text:line-break/>        {<text:line-break/>            System.out.println("Displaying since bal is lesser than 10000");<text:line-break/>            display();<text:line-break/>        }<text:line-break/>    }<text:line-break/>    public void withdraw()<text:line-break/>    {<text:line-break/>        int x;<text:line-break/>        System.out.println("Enter the amount to be withdraw");<text:line-break/>        Scanner in=new Scanner(System.in);<text:line-break/>        x=in.nextInt();<text:line-break/>        if(x&gt;bal)<text:line-break/>        {<text:line-break/>            System.out.println("Not enough balance");<text:line-break/>            return;<text:line-break/>        }<text:line-break/>        else<text:line-break/>            bal=bal-x;<text:line-break/>        if(bal&lt;10000)<text:line-break/>        {<text:line-break/>            System.out.println("Displaying since bal is lesser than 10000");<text:line-break/>            display();<text:line-break/>        }<text:line-break/>    }<text:line-break/>    public void display()<text:line-break/>    {<text:line-break/>        System.out.println("Accno: "+accno+" "+"Name: "+name+" "+"Phno:"+phno+" "+"Balance: "+bal);<text:line-break/>    }<text:line-break/>    public static void main(String args[])<text:line-break/>    {<text:line-break/>        int n;<text:line-break/>        int a;<text:line-break/>        String b;<text:line-break/>        int c;<text:line-break/>        int d;<text:line-break/>        System.out.println("Enter the number of accounts to be created");<text:line-break/>        Scanner in=new Scanner(System.in);<text:line-break/>        n=in.nextInt();<text:line-break/>        Account[] obj=new Account[n];<text:line-break/>        for(int i=0;i&lt;n;i++)<text:line-break/>        {<text:line-break/>            System.out.println("Enter the accno name phno and balance for the account "+(i+1));<text:line-break/>            a=in.nextInt();<text:line-break/>            b=in.next();<text:line-break/>            c=in.nextInt();<text:line-break/>            d=in.nextInt();<text:line-break/><text:soft-page-break/>            obj[i]=new Account(a,b,c,d);<text:line-break/>            if(d&lt;10000)<text:line-break/>            {<text:line-break/>                System.out.println("Displaying since bal is lesser than 10000");<text:line-break/>                obj[i].display();<text:line-break/>            }    <text:line-break/>        }<text:line-break/>        System.out.println("Enter accno you want to deposit into");<text:line-break/>        int x;<text:line-break/>        x=in.nextInt();<text:line-break/>        for(int i=0;i&lt;n;i++)<text:line-break/>        {<text:line-break/>            if(x==obj[i].accno)<text:line-break/>                obj[i].deposit();<text:line-break/>        }<text:line-break/>        System.out.println("Enter accno you want to withdraw from");<text:line-break/>        int y;<text:line-break/>        y=in.nextInt();<text:line-break/>        for(int i=0;i&lt;n;i++)<text:line-break/>        {<text:line-break/>            if(y==obj[i].accno)<text:line-break/>                obj[i].withdraw();<text:line-break/>        }<text:line-break/>        System.out.println("Displaying details for each account");<text:line-break/>        for(int i=0;i&lt;n;i++)<text:line-break/>            obj[i].display();<text:line-break/>    }<text:line-break/>}</text:p>
      <text:p text:style-name="P3"/>
      <text:p text:style-name="P3"/>
      <text:p text:style-name="P3"/>
      <text:p text:style-name="P4"><text:span text:style-name="T1">2.Shirt class</text:span></text:p>
      <text:p text:style-name="P4"><text:span text:style-name="T2">First package </text:span></text:p>
      <text:p text:style-name="P13"><text:line-break/>package proj1;<text:line-break/>public abstract class shirt<text:line-break/>{<text:line-break/>    public int size;<text:line-break/>    public float price;<text:line-break/>    public String color;<text:line-break/>    public shirt(int a,float b,String c)<text:line-break/>    {<text:line-break/>        size=a;<text:line-break/>        price=b;<text:line-break/>        color=c;<text:line-break/>    }<text:line-break/>    abstract public void getcolor();<text:line-break/>    abstract public void putcolor(String x,String y);<text:line-break/>    <text:line-break/>}</text:p>
      <text:p text:style-name="P3"><text:span text:style-name="T3">Second package</text:span><text:line-break/><text:line-break/>package proj2;<text:line-break/>import proj1.*;<text:line-break/>import java.util.*;<text:line-break/>/*abstract class shirt<text:line-break/>{<text:line-break/>    int size;<text:line-break/>    float price;<text:line-break/>    String color;<text:line-break/>    public shirt(int a,float b,String c)<text:line-break/>    {<text:line-break/>        size=a;<text:line-break/>        price=b;<text:line-break/>        color=c;<text:line-break/>    }<text:line-break/>    abstract public void getcolor();<text:line-break/>    abstract public void putcolor(String x,String y);<text:line-break/>    <text:line-break/>}*/<text:line-break/>final class pullover extends shirt<text:line-break/><text:soft-page-break/>{<text:line-break/>    String has_hood;<text:line-break/>    String has_stripes;<text:line-break/>    public pullover(int a,float b,String c)<text:line-break/>    {<text:line-break/>        super(a,b,c);<text:line-break/>    }<text:line-break/>    public void putcolor(String d,String e)<text:line-break/>    {<text:line-break/>        <text:line-break/>        has_hood=d;<text:line-break/>        has_stripes=e;<text:line-break/>    }<text:line-break/>    public void getcolor()<text:line-break/>    {<text:line-break/>            System.out.println("PULLOVER DETAILS");<text:line-break/>            System.out.println("Size:"+siz<text:line-break/>    }<text:line-break/>}<text:line-break/>class formalshirt extends shirt<text:line-break/>{<text:line-break/>    String has_full_sleeves;<text:line-break/>    String has_stripes;<text:line-break/>    public formalshirt(int a,float b,String c)<text:line-break/>    {<text:line-break/>        super(a,b,c);<text:line-break/>    }<text:line-break/>    public void putcolor(String d,String e)<text:line-break/>    {<text:line-break/>        has_full_sleeves=d;<text:line-break/>        has_stripes=e;<text:line-break/>    }<text:line-break/>    public void getcolor()<text:line-break/>    {<text:line-break/>            System.out.println("FORMAL SHIRT DETAILS");<text:line-break/>            System.out.println("Size:"+siz<text:line-break/>    }<text:line-break/>}<text:line-break/>class partywear extends formalshirt<text:line-break/>{<text:line-break/>    String brand;<text:line-break/>    public partywear(int a,float b,String c)<text:line-break/>    {<text:line-break/>        super(a,b,c);<text:line-break/>    }<text:line-break/>    public void putcolor(String d,String e,String x)<text:line-break/>    {<text:line-break/>        super.putcolor(d, e);<text:line-break/>        brand=x;<text:line-break/>    }<text:line-break/>    public void getcolor()<text:line-break/>    {<text:line-break/>        System.out.println("PARTY FORMAL SHIRT DETAILS");<text:line-break/>        System.out.println("Size:"+siz<text:line-break/>    }<text:line-break/>}<text:line-break/>public class Test {<text:line-break/>        <text:line-break/>            public static  void main(String args[])<text:line-break/>            {<text:line-break/>                Scanner in=new Scanner(System.in);<text:line-break/>                int a;<text:line-break/>                float b;<text:line-break/>                String c;<text:line-break/>                System.out.println("Enter the price size and color for pullover");<text:line-break/>                a=in.nextInt();<text:line-break/>                b=in.nextFloat();<text:line-break/>                c=in.next();<text:line-break/>                pullover obj1=new pullover(a,b,c);<text:line-break/>                System.out.println("Enter Yes/No if pullover is hooded and stripped");<text:line-break/>                String d,e;<text:line-break/>                d=in.next();<text:line-break/><text:soft-page-break/>                e=in.next();<text:line-break/>                obj1.putcolor(d, e);<text:line-break/>                obj1.getcolor();<text:line-break/>                System.out.println("Enter the price size and color for formal shirt");<text:line-break/>                a=in.nextInt();<text:line-break/>                b=in.nextFloat();<text:line-break/>                c=in.next();<text:line-break/>                formalshirt obj2=new formalshirt(a,b,c);<text:line-break/>                System.out.println("Enter Yes/No if formal shirt is full sleeved and stripped");<text:line-break/>                d=in.next();<text:line-break/>                e=in.next();<text:line-break/>                obj2.putcolor(d, e);<text:line-break/>                obj2.getcolor();<text:line-break/>                System.out.println("Enter the price size and color for party formal shirt");<text:line-break/>                a=in.nextInt();<text:line-break/>                b=in.nextFloat();<text:line-break/>                c=in.next();<text:line-break/>                partywear obj3=new partywear(a,b,c);<text:line-break/>                String x;<text:line-break/>                System.out.println("Enter Yes/No if formal shirt is full sleeved and stripped and enter the brand name");<text:line-break/>                d=in.next();<text:line-break/>                e=in.next();<text:line-break/>                x=in.next();<text:line-break/>                obj3.putcolor(d, e, x);<text:line-break/>                obj3.getcolor();<text:line-break/>            }</text:p>
      <text:p text:style-name="P5">}</text:p>
      <text:p text:style-name="P5"/>
      <text:p text:style-name="P6">3.Vehicle</text:p>
      <text:p text:style-name="P1"><text:span text:style-name="T7">package p1;<text:line-break/><text:line-break/>import java.util.*;<text:line-break/><text:line-break/>abstract class Vehicle<text:line-break/>{<text:line-break/>    String yom, name;<text:line-break/>    int wheel;<text:line-break/>    abstract void putData(String a, String b);<text:line-break/>    abstract void getData();   <text:line-break/>}<text:line-break/><text:line-break/>class TwoWheeler extends Vehicle<text:line-break/>{<text:line-break/>    TwoWheeler()<text:line-break/>    {<text:line-break/>        this.wheel = 2;<text:line-break/>    }<text:line-break/>    <text:line-break/>    void putData(String y, String n)<text:line-break/>    {<text:line-break/>        this.yom = y;<text:line-break/>        </text:span><text:a xlink:type="simple" xlink:href="http://this.name/" office:target-frame-name="_blank" xlink:show="new">this.name</text:a><text:span text:style-name="T7"> = n;<text:line-break/>    } <text:line-break/>    <text:line-break/>    void getData() <text:line-break/>    {<text:line-break/>        System.out.println("Bike details: \n1) Name: "+</text:span><text:a xlink:type="simple" xlink:href="http://this.name/" office:target-frame-name="_blank" xlink:show="new">this.name</text:a><text:span text:style-name="T7">+"\n2) Year of Manufacture: "+this.yom+"\n3) No. of Wheels: "+this.wheel);  <text:line-break/>    }<text:line-break/>}<text:line-break/><text:line-break/>final class FourWheeler extends Vehicle<text:line-break/>{<text:line-break/>    void putData(String y, String n)<text:line-break/>    {<text:line-break/>        this.yom = y;<text:line-break/>        </text:span><text:a xlink:type="simple" xlink:href="http://this.name/" office:target-frame-name="_blank" xlink:show="new">this.name</text:a><text:span text:style-name="T7"> = n;<text:line-break/>        this.wheel = 4;<text:line-break/>    } <text:line-break/>    <text:line-break/>    void getData() <text:line-break/></text:span><text:soft-page-break/><text:span text:style-name="T7">    {<text:line-break/>        System.out.println("Car details: \n1) Name: "+</text:span><text:a xlink:type="simple" xlink:href="http://this.name/" office:target-frame-name="_blank" xlink:show="new">this.name</text:a><text:span text:style-name="T7">+"\n2) Year of Manufacture: "+this.yom+"\n3) No. of Wheels: "+this.wheel);  <text:line-break/>    }<text:line-break/>}<text:line-break/><text:line-break/>class MyTwoWheeler extends TwoWheeler <text:line-break/>{<text:line-break/>    MyTwoWheeler()<text:line-break/>    {<text:line-break/>        super();<text:line-break/>    }<text:line-break/>    <text:line-break/>    <text:line-break/>    void putData(String y)<text:line-break/>    {<text:line-break/>        </text:span><text:a xlink:type="simple" xlink:href="http://this.name/" office:target-frame-name="_blank" xlink:show="new">this.name</text:a><text:span text:style-name="T7"> = "DEFAULT";<text:line-break/>        this.yom = y;<text:line-break/>    }<text:line-break/>    void putData(String a,String b) // function overloading...if the user doesnt put name of car it will have name as DEFAULT<text:line-break/>    {<text:line-break/>        </text:span><text:a xlink:type="simple" xlink:href="http://this.name/" office:target-frame-name="_blank" xlink:show="new">this.name</text:a><text:span text:style-name="T7">=a;<text:line-break/>        this.yom=b;<text:line-break/>    }<text:line-break/>    <text:line-break/>    void getData() <text:line-break/>    {<text:line-break/>        System.out.println("Bike details: \n1) Name: "+</text:span><text:a xlink:type="simple" xlink:href="http://this.name/" office:target-frame-name="_blank" xlink:show="new">this.name</text:a><text:span text:style-name="T7">+"\n2) Year of Manufacture: "+this.yom+"\n3) No. of Wheels: "+this.wheel);  <text:line-break/>    }<text:line-break/>}<text:line-break/><text:line-break/>public class VehicleMain<text:line-break/>{<text:line-break/>    public static void main(String[] args)<text:line-break/>    {<text:line-break/>        MyTwoWheeler S1 = new MyTwoWheeler();<text:line-break/>        TwoWheeler S2 = new TwoWheeler();<text:line-break/>        FourWheeler S3 = new FourWheeler();<text:line-break/>        MyTwoWheeler s4=new MyTwoWheeler();<text:line-break/>        String x;<text:line-break/>        Scanner in=new Scanner(System.in);<text:line-break/>        System.out.println("Enter yom for S1");<text:line-break/>        x=in.next();<text:line-break/>        S1.putData(x);<text:line-break/>        S1.getData();<text:line-break/>        System.out.println("Enter the yom and car name for S2");<text:line-break/>        String a,b;<text:line-break/>        a=in.next();<text:line-break/>        b=in.next();<text:line-break/>        S2.putData(a,b);<text:line-break/>        S2.getData();<text:line-break/>        System.out.println("Enter the yom and car name for S3");<text:line-break/>        String u,v;<text:line-break/>        u=in.next();<text:line-break/>        v=in.next();<text:line-break/>        S3.putData(u,v);<text:line-break/>        S3.getData();<text:line-break/>        System.out.println("Enter yom and car name for S4");<text:line-break/>        String g,h;<text:line-break/>        g=in.next();<text:line-break/>        h=in.next();<text:line-break/>        s4.putData(g,h);<text:line-break/>        s4.getData();<text:line-break/>    }<text:line-break/>}</text:span></text:p>
      <text:p text:style-name="P6"/>
      <text:p text:style-name="P7">5.Student</text:p>
      <text:p text:style-name="P7">StudentMainClass.java</text:p>
      <text:p text:style-name="P7">import java.util.*;</text:p>
      <text:p text:style-name="P7">import ResultsPackage.Results;</text:p>
      <text:p text:style-name="P7"><text:soft-page-break/>import ResultsPackage.StudentPackage.RegisterStudent;</text:p>
      <text:p text:style-name="P7">class StudentMainClass</text:p>
      <text:p text:style-name="P7">{</text:p>
      <text:p text:style-name="P7"><text:tab/>public static void main(String[] args)</text:p>
      <text:p text:style-name="P7"><text:tab/>{</text:p>
      <text:p text:style-name="P7"><text:tab/><text:tab/>Results RS = new Results();</text:p>
      <text:p text:style-name="P7"><text:tab/><text:tab/>RS.enterGrades();</text:p>
      <text:p text:style-name="P7"><text:tab/><text:tab/>RS.displayDetails();</text:p>
      <text:p text:style-name="P7"><text:tab/>}</text:p>
      <text:p text:style-name="P7">}</text:p>
      <text:p text:style-name="P9">Results.java</text:p>
      <text:p text:style-name="P7">package ResultsPackage;</text:p>
      <text:p text:style-name="P7"></text:p>
      <text:p text:style-name="P7">import java.util.*;</text:p>
      <text:p text:style-name="P7">import java.io.*;</text:p>
      <text:p text:style-name="P7">import ResultsPackage.StudentPackage.RegisterStudent;</text:p>
      <text:p text:style-name="P7"></text:p>
      <text:p text:style-name="P7">public class Results</text:p>
      <text:p text:style-name="P7">{</text:p>
      <text:p text:style-name="P7"><text:tab/>public ArrayList&lt;Float&gt; grades = new ArrayList&lt;Float&gt;();</text:p>
      <text:p text:style-name="P7"><text:tab/>RegisterStudent student1 = new RegisterStudent();</text:p>
      <text:p text:style-name="P7"></text:p>
      <text:p text:style-name="P7"><text:tab/>public Results()</text:p>
      <text:p text:style-name="P7"><text:tab/>{</text:p>
      <text:p text:style-name="P7"><text:tab/><text:tab/>student1.getDetails();</text:p>
      <text:p text:style-name="P7"><text:tab/>}</text:p>
      <text:p text:style-name="P7"></text:p>
      <text:p text:style-name="P7"><text:tab/>public void enterGrades()</text:p>
      <text:p text:style-name="P7"><text:tab/>{</text:p>
      <text:p text:style-name="P7"><text:tab/><text:tab/>Scanner sc = new Scanner(System.in);</text:p>
      <text:p text:style-name="P7"><text:tab/><text:tab/>for(int i = 0; i &lt; student1.sems; i++)</text:p>
      <text:p text:style-name="P7"><text:tab/><text:tab/>{</text:p>
      <text:p text:style-name="P7"><text:tab/><text:tab/><text:tab/>try</text:p>
      <text:p text:style-name="P7"><text:tab/><text:tab/><text:tab/>{</text:p>
      <text:p text:style-name="P7"><text:tab/><text:tab/><text:tab/><text:tab/>System.out.println("Enter grades for sem " + (i+1) + ": ");</text:p>
      <text:p text:style-name="P7"><text:tab/><text:tab/><text:tab/><text:tab/>float grade1 = sc.nextFloat();</text:p>
      <text:p text:style-name="P7"><text:tab/><text:tab/><text:tab/><text:tab/>if(grade1 &gt; 10 || grade1 &lt; 0)</text:p>
      <text:p text:style-name="P7"><text:tab/><text:tab/><text:tab/><text:tab/>{</text:p>
      <text:p text:style-name="P7"><text:tab/><text:tab/><text:tab/><text:tab/><text:tab/>i--;</text:p>
      <text:p text:style-name="P7"><text:tab/><text:tab/><text:tab/><text:tab/><text:tab/>throw new GradeException("Grade exception!");</text:p>
      <text:p text:style-name="P7"><text:tab/><text:tab/><text:tab/><text:tab/>}</text:p>
      <text:p text:style-name="P7"><text:tab/><text:tab/><text:tab/><text:tab/>else</text:p>
      <text:p text:style-name="P7"><text:tab/><text:tab/><text:tab/><text:tab/><text:tab/>grades.add(grade1);</text:p>
      <text:p text:style-name="P7"><text:tab/><text:tab/><text:tab/>}</text:p>
      <text:p text:style-name="P7"><text:tab/><text:tab/><text:tab/>catch(NumberFormatException n)</text:p>
      <text:p text:style-name="P7"><text:tab/><text:tab/><text:tab/>{</text:p>
      <text:p text:style-name="P7"><text:tab/><text:tab/><text:tab/><text:tab/>System.out.println(n.getMessage());</text:p>
      <text:p text:style-name="P7"><text:tab/><text:tab/><text:tab/>}</text:p>
      <text:p text:style-name="P7"><text:tab/><text:tab/><text:tab/>catch(GradeException g)</text:p>
      <text:p text:style-name="P7"><text:tab/><text:tab/><text:tab/>{</text:p>
      <text:p text:style-name="P7"><text:tab/><text:tab/><text:tab/><text:tab/>System.out.println(g.getMessage());</text:p>
      <text:p text:style-name="P7"><text:tab/><text:tab/><text:tab/>}</text:p>
      <text:p text:style-name="P7"><text:tab/><text:tab/>}</text:p>
      <text:p text:style-name="P7"><text:tab/>}</text:p>
      <text:p text:style-name="P7"></text:p>
      <text:p text:style-name="P7"><text:tab/>public void displayDetails()</text:p>
      <text:p text:style-name="P7"><text:tab/>{</text:p>
      <text:p text:style-name="P7"><text:tab/><text:tab/>System.out.println("\nName: " + student1.name + "\nBranch: " + student1.branch);</text:p>
      <text:p text:style-name="P7"><text:tab/><text:tab/>System.out.println("Semester: ");</text:p>
      <text:p text:style-name="P7"><text:tab/><text:tab/>for(int i = 0; i &lt; student1.sems; i++)</text:p>
      <text:p text:style-name="P7"><text:tab/><text:tab/>{</text:p>
      <text:p text:style-name="P7"><text:tab/><text:tab/><text:tab/>System.out.println("Sem " + (i+1) + ": ");</text:p>
      <text:p text:style-name="P7"><text:tab/><text:tab/><text:tab/>System.out.println("Credits: " + <text:s/>student1.credits.get(i) + "\tSGPA: " + grades.get(i));</text:p>
      <text:p text:style-name="P7"><text:tab/><text:tab/>}</text:p>
      <text:p text:style-name="P7"><text:tab/><text:tab/>int totalCreds = 0;</text:p>
      <text:p text:style-name="P7"><text:tab/><text:tab/>float CGPA, gradePoints = 0;</text:p>
      <text:p text:style-name="P7"><text:tab/><text:tab/>for(int i = 0; i &lt; student1.sems; i++)</text:p>
      <text:p text:style-name="P7"><text:tab/><text:tab/>{</text:p>
      <text:p text:style-name="P7"><text:tab/><text:tab/><text:tab/>totalCreds += student1.credits.get(i);</text:p>
      <text:p text:style-name="P7"><text:tab/><text:tab/><text:tab/>gradePoints += student1.credits.get(i) * grades.get(i);</text:p>
      <text:p text:style-name="P7"><text:tab/><text:tab/>}</text:p>
      <text:p text:style-name="P7"><text:tab/><text:tab/>CGPA = gradePoints/totalCreds;</text:p>
      <text:p text:style-name="P7"><text:soft-page-break/><text:tab/><text:tab/>System.out.println("CGPA: " + CGPA);</text:p>
      <text:p text:style-name="P7"><text:tab/>}</text:p>
      <text:p text:style-name="P7">}</text:p>
      <text:p text:style-name="P7"></text:p>
      <text:p text:style-name="P7">class GradeException extends Exception</text:p>
      <text:p text:style-name="P7">{</text:p>
      <text:p text:style-name="P7"><text:tab/>GradeException(String S)</text:p>
      <text:p text:style-name="P7"><text:tab/>{</text:p>
      <text:p text:style-name="P7"><text:tab/><text:tab/>super(S);</text:p>
      <text:p text:style-name="P7"><text:tab/>}</text:p>
      <text:p text:style-name="P7">}</text:p>
      <text:p text:style-name="P11">RegisterStudent.java</text:p>
      <text:p text:style-name="P7">package ResultsPackage.StudentPackage;</text:p>
      <text:p text:style-name="P7"></text:p>
      <text:p text:style-name="P7">import java.util.*;</text:p>
      <text:p text:style-name="P7">import java.io.*;</text:p>
      <text:p text:style-name="P7"></text:p>
      <text:p text:style-name="P7">interface Student</text:p>
      <text:p text:style-name="P7">{</text:p>
      <text:p text:style-name="P7"><text:tab/>public void getDetails();</text:p>
      <text:p text:style-name="P7">}</text:p>
      <text:p text:style-name="P7"></text:p>
      <text:p text:style-name="P7">public class RegisterStudent implements Student</text:p>
      <text:p text:style-name="P7">{</text:p>
      <text:p text:style-name="P7"><text:tab/>public String name, branch;</text:p>
      <text:p text:style-name="P7"><text:tab/>public int sems;</text:p>
      <text:p text:style-name="P7"><text:tab/>Scanner sc = new Scanner(System.in);</text:p>
      <text:p text:style-name="P7"><text:tab/>public ArrayList&lt;Integer&gt; credits;</text:p>
      <text:p text:style-name="P7"></text:p>
      <text:p text:style-name="P7"><text:tab/>public void getDetails()</text:p>
      <text:p text:style-name="P7"><text:tab/>{</text:p>
      <text:p text:style-name="P7"><text:tab/><text:tab/>System.out.println("Enter name: ");</text:p>
      <text:p text:style-name="P7"><text:tab/><text:tab/>name = sc.nextLine();</text:p>
      <text:p text:style-name="P7"><text:tab/><text:tab/>System.out.println("Enter branch: ");</text:p>
      <text:p text:style-name="P7"><text:tab/><text:tab/>branch = sc.nextLine();</text:p>
      <text:p text:style-name="P7"><text:tab/><text:tab/>System.out.println("Enter number of sems: ");</text:p>
      <text:p text:style-name="P7"><text:tab/><text:tab/>sems = sc.nextInt();</text:p>
      <text:p text:style-name="P7"><text:tab/><text:tab/>credits = new ArrayList&lt;Integer&gt;(sems);</text:p>
      <text:p text:style-name="P7"><text:tab/><text:tab/>for(int i = 0; i &lt; sems; i++)</text:p>
      <text:p text:style-name="P7"><text:tab/><text:tab/>{</text:p>
      <text:p text:style-name="P7"><text:tab/><text:tab/><text:tab/>System.out.println("Enter credits for sem " + (i+1) + ": ");</text:p>
      <text:p text:style-name="P7"><text:tab/><text:tab/><text:tab/>int credSem = sc.nextInt();</text:p>
      <text:p text:style-name="P7"><text:tab/><text:tab/><text:tab/>try</text:p>
      <text:p text:style-name="P7"><text:tab/><text:tab/><text:tab/>{</text:p>
      <text:p text:style-name="P7"><text:tab/><text:tab/><text:tab/><text:tab/>if(credSem &gt; 30 || credSem &lt; 1)</text:p>
      <text:p text:style-name="P7"><text:tab/><text:tab/><text:tab/><text:tab/>{</text:p>
      <text:p text:style-name="P7"><text:tab/><text:tab/><text:tab/><text:tab/><text:tab/>i--;</text:p>
      <text:p text:style-name="P7"><text:tab/><text:tab/><text:tab/><text:tab/><text:tab/>throw new CreditLimitException("Credits Limit Exception!");</text:p>
      <text:p text:style-name="P7"><text:tab/><text:tab/><text:tab/><text:tab/>}</text:p>
      <text:p text:style-name="P7"><text:tab/><text:tab/><text:tab/><text:tab/>else</text:p>
      <text:p text:style-name="P7"><text:tab/><text:tab/><text:tab/><text:tab/><text:tab/>credits.add(credSem);</text:p>
      <text:p text:style-name="P7"><text:tab/><text:tab/><text:tab/>}</text:p>
      <text:p text:style-name="P7"><text:tab/><text:tab/><text:tab/>catch(Exception e)</text:p>
      <text:p text:style-name="P7"><text:tab/><text:tab/><text:tab/>{</text:p>
      <text:p text:style-name="P7"><text:tab/><text:tab/><text:tab/><text:tab/>System.out.println(e.getMessage());</text:p>
      <text:p text:style-name="P7"><text:tab/><text:tab/><text:tab/>}</text:p>
      <text:p text:style-name="P7"><text:tab/><text:tab/>}</text:p>
      <text:p text:style-name="P7"><text:tab/>}</text:p>
      <text:p text:style-name="P7">}</text:p>
      <text:p text:style-name="P7"></text:p>
      <text:p text:style-name="P7">class CreditLimitException extends Exception</text:p>
      <text:p text:style-name="P7">{</text:p>
      <text:p text:style-name="P7"><text:tab/>CreditLimitException(String S)</text:p>
      <text:p text:style-name="P7"><text:tab/>{</text:p>
      <text:p text:style-name="P7"><text:tab/><text:tab/>super(S);</text:p>
      <text:p text:style-name="P7"><text:tab/>}</text:p>
      <text:p text:style-name="P7">}</text:p>
      <text:p text:style-name="P7"/>
      <text:p text:style-name="P7">7.IT</text:p>
      <text:p text:style-name="P7">ITReturns.java</text:p>
      <text:p text:style-name="P7"></text:p>
      <text:p text:style-name="P7"></text:p>
      <text:p text:style-name="P7"><text:soft-page-break/>import java.io.File;</text:p>
      <text:p text:style-name="P7">import java.io.FileOutputStream;</text:p>
      <text:p text:style-name="P7">import java.io.IOException;</text:p>
      <text:p text:style-name="P7">import java.io.PrintWriter;</text:p>
      <text:p text:style-name="P7"></text:p>
      <text:p text:style-name="P7">import javax.servlet.ServletException;</text:p>
      <text:p text:style-name="P7">import javax.servlet.annotation.WebServlet;</text:p>
      <text:p text:style-name="P7">import javax.servlet.http.HttpServlet;</text:p>
      <text:p text:style-name="P7">import javax.servlet.http.HttpServletRequest;</text:p>
      <text:p text:style-name="P7">import javax.servlet.http.HttpServletResponse;</text:p>
      <text:p text:style-name="P7"></text:p>
      <text:p text:style-name="P7">/**</text:p>
      <text:p text:style-name="P7"><text:s/>* Servlet implementation class ITReturns</text:p>
      <text:p text:style-name="P7"><text:s/>*/</text:p>
      <text:p text:style-name="P7">@WebServlet("/ITReturns")</text:p>
      <text:p text:style-name="P7">public class ITReturns extends HttpServlet {</text:p>
      <text:p text:style-name="P7"><text:tab/>private static final long serialVersionUID = 1L;</text:p>
      <text:p text:style-name="P7"><text:s text:c="7"/></text:p>
      <text:p text:style-name="P7"><text:s text:c="4"/>/**</text:p>
      <text:p text:style-name="P7"><text:s text:c="5"/>* @see HttpServlet#HttpServlet()</text:p>
      <text:p text:style-name="P7"><text:s text:c="5"/>*/</text:p>
      <text:p text:style-name="P7"><text:s text:c="4"/>public ITReturns() {</text:p>
      <text:p text:style-name="P7"><text:s text:c="8"/>super();</text:p>
      <text:p text:style-name="P7"><text:s text:c="8"/>// TODO Auto-generated constructor stub</text:p>
      <text:p text:style-name="P7"><text:s text:c="4"/>}</text:p>
      <text:p text:style-name="P7"></text:p>
      <text:p text:style-name="P7"><text:tab/>/**</text:p>
      <text:p text:style-name="P7"><text:tab/> * @see HttpServlet#doPost(HttpServletRequest request, HttpServletResponse response)</text:p>
      <text:p text:style-name="P7"><text:tab/> */</text:p>
      <text:p text:style-name="P7"><text:tab/>protected void doPost(HttpServletRequest request, HttpServletResponse response) throws ServletException, IOException {</text:p>
      <text:p text:style-name="P7"><text:tab/><text:tab/>// TODO Auto-generated method stub</text:p>
      <text:p text:style-name="P7"><text:tab/><text:tab/>String name=request.getParameter("name");</text:p>
      <text:p text:style-name="P7"><text:tab/><text:tab/>String gender=request.getParameter("gender");</text:p>
      <text:p text:style-name="P7"><text:tab/><text:tab/>String salary=request.getParameter("salary");</text:p>
      <text:p text:style-name="P7"><text:tab/><text:tab/>String tax=request.getParameter("tax");</text:p>
      <text:p text:style-name="P7"><text:tab/><text:tab/>PrintWriter out=response.getWriter();</text:p>
      <text:p text:style-name="P7"><text:tab/><text:tab/>out.println("Hello : "+name);</text:p>
      <text:p text:style-name="P7"><text:tab/><text:tab/>out.println(gender);</text:p>
      <text:p text:style-name="P7"><text:tab/><text:tab/>out.println(salary);</text:p>
      <text:p text:style-name="P7"><text:tab/><text:tab/>out.println(tax);</text:p>
      <text:p text:style-name="P7"><text:tab/><text:tab/>File file=new File("/home/jj7.txt");</text:p>
      <text:p text:style-name="P7"><text:tab/><text:tab/>FileOutputStream fout=new FileOutputStream(file);</text:p>
      <text:p text:style-name="P7"><text:tab/><text:tab/>fout.write(("hello "+name +" <text:s/>"+gender+" <text:s/>"+salary+" <text:s/>"+tax).getBytes());</text:p>
      <text:p text:style-name="P7"><text:tab/><text:tab/>fout.close();</text:p>
      <text:p text:style-name="P7"><text:tab/>}</text:p>
      <text:p text:style-name="P7">}</text:p>
      <text:p text:style-name="P7"/>
      <text:p text:style-name="P9">info.jsp</text:p>
      <text:p text:style-name="P7"/>
      <text:p text:style-name="P14"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User Registration&lt;/title&gt;</text:p>
      <text:p text:style-name="P16">&lt;/head&gt;</text:p>
      <text:p text:style-name="P16">&lt;body&gt;</text:p>
      <text:p text:style-name="P16">&lt;form action="ITReturns" method="post"&gt;</text:p>
      <text:p text:style-name="P16">&lt;p&gt;Name : &lt;input type="text" name="name"&gt;&lt;/p&gt;</text:p>
      <text:p text:style-name="P16">&lt;p&gt;Gender :&lt;select name="gender"&gt; </text:p>
      <text:p text:style-name="P16">&lt;option value="Male"&gt;Male :&lt;/option&gt;</text:p>
      <text:p text:style-name="P16">&lt;option value="Female"&gt;Female :&lt;/option&gt;</text:p>
      <text:p text:style-name="P16">&lt;/select&gt;</text:p>
      <text:p text:style-name="P16">&lt;/p&gt;</text:p>
      <text:p text:style-name="P16">&lt;p&gt;Salary :&lt;input type="text" name="salary"&gt;&lt;/p&gt;</text:p>
      <text:p text:style-name="P16">&lt;p&gt;Tax : &lt;input type="text" name="tax"&gt;&lt;/p&gt;</text:p>
      <text:p text:style-name="P16">&lt;input type="submit" name="Submit"&gt;</text:p>
      <text:p text:style-name="P16">&lt;/form&gt;</text:p>
      <text:p text:style-name="P16">&lt;/body&gt;</text:p>
      <text:p text:style-name="P17">&lt;/html&gt;</text:p>
      <text:p text:style-name="P19"><text:soft-page-break/><text:span text:style-name="T4">8.TshirtClass</text:span></text:p>
      <text:p text:style-name="P20">Tshirt.java</text:p>
      <text:p text:style-name="P18">import java.io.IOException;</text:p>
      <text:p text:style-name="P18">import java.io.PrintWriter;</text:p>
      <text:p text:style-name="P18">import java.sql.Connection;</text:p>
      <text:p text:style-name="P18">import java.sql.DriverManager;</text:p>
      <text:p text:style-name="P18">import java.sql.ResultSet;</text:p>
      <text:p text:style-name="P18">import java.sql.Statement;</text:p>
      <text:p text:style-name="P18">import javax.servlet.ServletException;</text:p>
      <text:p text:style-name="P18">import javax.servlet.annotation.WebServlet;</text:p>
      <text:p text:style-name="P18">import javax.servlet.http.HttpServlet;</text:p>
      <text:p text:style-name="P18">import javax.servlet.http.HttpServletRequest;</text:p>
      <text:p text:style-name="P18">import javax.servlet.http.HttpServletResponse;</text:p>
      <text:p text:style-name="P18"></text:p>
      <text:p text:style-name="P18">@WebServlet("/TShirt")</text:p>
      <text:p text:style-name="P18">public class TShirt extends HttpServlet {</text:p>
      <text:p text:style-name="P18"><text:tab/>private static final long serialVersionUID = 1L;</text:p>
      <text:p text:style-name="P18"><text:s text:c="4"/>public TShirt() {</text:p>
      <text:p text:style-name="P18"><text:s text:c="8"/>super();</text:p>
      <text:p text:style-name="P18"><text:s text:c="8"/>// TODO Auto-generated constructor stub</text:p>
      <text:p text:style-name="P18"><text:s text:c="4"/>}</text:p>
      <text:p text:style-name="P18"><text:tab/>protected void doPost(HttpServletRequest request, HttpServletResponse response) throws ServletException, IOException {</text:p>
      <text:p text:style-name="P18"><text:tab/><text:tab/>// TODO Auto-generated method stub</text:p>
      <text:p text:style-name="P18"><text:tab/><text:tab/>PrintWriter out=response.getWriter();</text:p>
      <text:p text:style-name="P18"><text:tab/><text:tab/>try{</text:p>
      <text:p text:style-name="P18"><text:tab/><text:tab/><text:tab/>Class.forName("com.mysql.jdbc.Driver");</text:p>
      <text:p text:style-name="P18"><text:tab/><text:tab/><text:tab/>Connection conn=DriverManager.getConnection("jdbc:mysql://localhost:3306/shirt","root","root");</text:p>
      <text:p text:style-name="P18"><text:tab/><text:tab/><text:tab/>String [] access={};</text:p>
      <text:p text:style-name="P18"><text:tab/><text:tab/><text:tab/>String acc="";</text:p>
      <text:p text:style-name="P18"><text:soft-page-break/><text:tab/><text:tab/><text:tab/>access=request.getParameterValues("access");</text:p>
      <text:p text:style-name="P18"><text:tab/><text:tab/><text:tab/>String tag=request.getParameter("tagline");</text:p>
      <text:p text:style-name="P18"><text:tab/><text:tab/><text:tab/>String pocket=request.getParameter("pocket");</text:p>
      <text:p text:style-name="P18"><text:tab/><text:tab/><text:tab/>String colour=request.getParameter("colour");</text:p>
      <text:p text:style-name="P18"><text:tab/><text:tab/><text:tab/>for(String s:access)</text:p>
      <text:p text:style-name="P18"><text:tab/><text:tab/><text:tab/><text:tab/>acc+=s;</text:p>
      <text:p text:style-name="P18"><text:tab/><text:tab/><text:tab/>Statement smt;</text:p>
      <text:p text:style-name="P18"><text:tab/><text:tab/><text:tab/>if(conn!=null){</text:p>
      <text:p text:style-name="P18"><text:tab/><text:tab/><text:tab/>smt=conn.createStatement();</text:p>
      <text:p text:style-name="P18"><text:tab/><text:tab/><text:tab/>smt.executeUpdate("insert into tsh(access,tagline,pocket,colour) values('"+acc+"','"+tag+"','"+pocket+"','"+colour+"');");</text:p>
      <text:p text:style-name="P18"><text:tab/><text:tab/><text:tab/>ResultSet rs;</text:p>
      <text:p text:style-name="P18"><text:tab/><text:tab/><text:tab/>rs=smt.executeQuery("select * from tsh;");</text:p>
      <text:p text:style-name="P18"><text:tab/><text:tab/><text:tab/>while(rs.next()){</text:p>
      <text:p text:style-name="P18"><text:tab/><text:tab/><text:tab/><text:tab/>int ono=rs.getInt(1);</text:p>
      <text:p text:style-name="P18"><text:tab/><text:tab/><text:tab/><text:tab/>String ac=rs.getString(2);</text:p>
      <text:p text:style-name="P18"><text:tab/><text:tab/><text:tab/><text:tab/>String tg=rs.getString(3);</text:p>
      <text:p text:style-name="P18"><text:tab/><text:tab/><text:tab/><text:tab/>String pc=rs.getString(4);</text:p>
      <text:p text:style-name="P18"><text:tab/><text:tab/><text:tab/><text:tab/>String co=rs.getString(5);</text:p>
      <text:p text:style-name="P18"><text:tab/><text:tab/><text:tab/><text:tab/>out.println("Id\tAccess\t\tTag\tPocket\tColour");</text:p>
      <text:p text:style-name="P18"><text:tab/><text:tab/><text:tab/><text:tab/>out.println("");</text:p>
      <text:p text:style-name="P18"><text:tab/><text:tab/><text:tab/><text:tab/>out.println(ono+"\t"+ac+"\t\t"+tg+"\t"+pc+"\t"+co);</text:p>
      <text:p text:style-name="P18"><text:tab/><text:tab/><text:tab/><text:tab/>out.println("");</text:p>
      <text:p text:style-name="P18"><text:tab/><text:tab/><text:tab/>}</text:p>
      <text:p text:style-name="P18"><text:tab/><text:tab/><text:tab/>}</text:p>
      <text:p text:style-name="P18"><text:tab/><text:tab/>}catch(Exception e){</text:p>
      <text:p text:style-name="P18"><text:tab/><text:tab/><text:tab/>e.printStackTrace();</text:p>
      <text:p text:style-name="P18"><text:tab/><text:tab/>}<text:tab/></text:p>
      <text:p text:style-name="P18"><text:tab/>}</text:p>
      <text:p text:style-name="P18">}</text:p>
      <text:p text:style-name="P20">index.jsp</text:p>
      <text:p text:style-name="P14"><text:soft-page-break/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Registration&lt;/title&gt;</text:p>
      <text:p text:style-name="P16">&lt;/head&gt;</text:p>
      <text:p text:style-name="P16">&lt;body&gt;</text:p>
      <text:p text:style-name="P16">&lt;form action="TShirt" method="post"&gt;</text:p>
      <text:p text:style-name="P16">&lt;p&gt;TShirt Accessories :</text:p>
      <text:p text:style-name="P16">&lt;input type="checkbox" name="access" value="Belt"&gt;Belt&lt;br&gt;</text:p>
      <text:p text:style-name="P16">&lt;input type="checkbox" name="access" value="Cap"&gt;Cap&lt;br&gt;</text:p>
      <text:p text:style-name="P16">&lt;input type="checkbox" name="access" value="Hairband"&gt;Hairband&lt;br&gt;</text:p>
      <text:p text:style-name="P16">&lt;/p&gt;</text:p>
      <text:p text:style-name="P16">&lt;p&gt;Tagline :&lt;input type="text" name="tagline"&gt;&lt;/p&gt;</text:p>
      <text:p text:style-name="P16">&lt;p&gt;Pocket choice:</text:p>
      <text:p text:style-name="P16">&lt;input type="radio" name="pocket" value="Pocket"&gt;Pocket&lt;br&gt;</text:p>
      <text:p text:style-name="P16">&lt;input type="radio" name="pocket" value="Nopocket"&gt;NOPocket&lt;br&gt;</text:p>
      <text:p text:style-name="P16">&lt;/p&gt;</text:p>
      <text:p text:style-name="P16">&lt;p&gt;Colour:&lt;select name="colour"&gt;</text:p>
      <text:p text:style-name="P16">&lt;option value="Red"&gt;Red :&lt;/option&gt;</text:p>
      <text:p text:style-name="P16">&lt;option value="Blue"&gt;Blue :&lt;/option&gt;</text:p>
      <text:p text:style-name="P16">&lt;/select&gt;</text:p>
      <text:p text:style-name="P16">&lt;/p&gt;</text:p>
      <text:p text:style-name="P16">&lt;input type="submit" name="Click Me"&gt;</text:p>
      <text:p text:style-name="P16">&lt;/form&gt;</text:p>
      <text:p text:style-name="P16">&lt;/body&gt;</text:p>
      <text:p text:style-name="P17">&lt;/html&gt;</text:p>
      <text:p text:style-name="P8">9.OnlineDirectory</text:p>
      <text:p text:style-name="P10">search.jsp</text:p>
      <text:p text:style-name="P15"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Search Details:&lt;/title&gt;</text:p>
      <text:p text:style-name="P16">&lt;/head&gt;</text:p>
      <text:p text:style-name="P16">&lt;body&gt;</text:p>
      <text:p text:style-name="P16">&lt;form action="jdbcdisplay" method="post"&gt;</text:p>
      <text:p text:style-name="P16">&lt;p&gt;Enter name or phone no :&lt;input type="text" name="choice"&gt;&lt;/p&gt;</text:p>
      <text:p text:style-name="P16">&lt;input type="submit" name="submit"&gt;</text:p>
      <text:p text:style-name="P16">&lt;/form&gt;</text:p>
      <text:p text:style-name="P16">&lt;/body&gt;</text:p>
      <text:p text:style-name="P17">&lt;/html&gt;</text:p>
      <text:p text:style-name="P10">jdbcllogin.java</text:p>
      <text:p text:style-name="P10"/>
      <text:p text:style-name="P8">import java.io.IOException;</text:p>
      <text:p text:style-name="P8">import java.io.PrintWriter;</text:p>
      <text:p text:style-name="P8">import java.sql.Connection;</text:p>
      <text:p text:style-name="P8">import java.sql.DriverManager;</text:p>
      <text:p text:style-name="P8">import java.sql.Statement;</text:p>
      <text:p text:style-name="P8"></text:p>
      <text:p text:style-name="P8">import javax.servlet.ServletException;</text:p>
      <text:p text:style-name="P8">import javax.servlet.annotation.WebServlet;</text:p>
      <text:p text:style-name="P8">import javax.servlet.http.HttpServlet;</text:p>
      <text:p text:style-name="P8">import javax.servlet.http.HttpServletRequest;</text:p>
      <text:p text:style-name="P8">import javax.servlet.http.HttpServletResponse;</text:p>
      <text:p text:style-name="P8"></text:p>
      <text:p text:style-name="P8">/**</text:p>
      <text:p text:style-name="P8"><text:s/>* Servlet implementation class jdbclogin</text:p>
      <text:p text:style-name="P8"><text:s/>*/</text:p>
      <text:p text:style-name="P8">@WebServlet("/jdbclogin")</text:p>
      <text:p text:style-name="P8">public class jdbclogin extends HttpServlet {</text:p>
      <text:p text:style-name="P8"><text:tab/>private static final long serialVersionUID = 1L;</text:p>
      <text:p text:style-name="P8"><text:s text:c="7"/></text:p>
      <text:p text:style-name="P8"><text:s text:c="4"/>/**</text:p>
      <text:p text:style-name="P8"><text:s text:c="5"/>* @see HttpServlet#HttpServlet()</text:p>
      <text:p text:style-name="P8"><text:s text:c="5"/>*/</text:p>
      <text:p text:style-name="P8"><text:soft-page-break/><text:s text:c="4"/>public jdbclogin() {</text:p>
      <text:p text:style-name="P8"><text:s text:c="8"/>super();</text:p>
      <text:p text:style-name="P8"><text:s text:c="4"/>}</text:p>
      <text:p text:style-name="P8"></text:p>
      <text:p text:style-name="P8"><text:tab/>protected void doPost(HttpServletRequest request, HttpServletResponse response) throws ServletException, IOException {</text:p>
      <text:p text:style-name="P8"><text:tab/><text:tab/>// TODO Auto-generated method stub</text:p>
      <text:p text:style-name="P8"><text:tab/><text:tab/>//PrintWriter out=response.getWriter();</text:p>
      <text:p text:style-name="P8"><text:tab/><text:tab/>try{</text:p>
      <text:p text:style-name="P8"><text:tab/><text:tab/><text:tab/>Class.forName("com.mysql.jdbc.Driver");</text:p>
      <text:p text:style-name="P8"><text:tab/><text:tab/><text:tab/>Connection conn=DriverManager.getConnection("jdbc:mysql://localhost:3306/onlinedirectory","root","root");</text:p>
      <text:p text:style-name="P8"><text:tab/><text:tab/><text:tab/>if(conn!=null){</text:p>
      <text:p text:style-name="P8"><text:tab/><text:tab/><text:tab/><text:tab/>Statement smt=conn.createStatement();</text:p>
      <text:p text:style-name="P8"><text:tab/><text:tab/><text:tab/><text:tab/>String name=request.getParameter("name");</text:p>
      <text:p text:style-name="P8"><text:tab/><text:tab/><text:tab/><text:tab/>int contact=Integer.parseInt(request.getParameter("contact"));</text:p>
      <text:p text:style-name="P8"><text:tab/><text:tab/><text:tab/><text:tab/>String address=request.getParameter("address");</text:p>
      <text:p text:style-name="P8"><text:tab/><text:tab/><text:tab/><text:tab/>String company=request.getParameter("company");</text:p>
      <text:p text:style-name="P8"><text:tab/><text:tab/><text:tab/><text:tab/>int pin=Integer.parseInt(request.getParameter("pin"));</text:p>
      <text:p text:style-name="P8"><text:tab/><text:tab/><text:tab/><text:tab/>smt.executeUpdate("insert into tele_dir values('"+name+"',"+contact+",'"+address+"','"+company+"',"+pin+");");</text:p>
      <text:p text:style-name="P8"><text:tab/><text:tab/><text:tab/><text:tab/>//out.println("Success!");</text:p>
      <text:p text:style-name="P8"><text:tab/><text:tab/><text:tab/><text:tab/>response.sendRedirect("search.jsp");</text:p>
      <text:p text:style-name="P8"><text:tab/><text:tab/><text:tab/>}</text:p>
      <text:p text:style-name="P8"><text:tab/><text:tab/>}catch(Exception e){</text:p>
      <text:p text:style-name="P8"><text:tab/><text:tab/><text:tab/>System.out.println("Error");</text:p>
      <text:p text:style-name="P8"><text:tab/><text:tab/><text:tab/>e.printStackTrace();</text:p>
      <text:p text:style-name="P8"><text:tab/><text:tab/>}</text:p>
      <text:p text:style-name="P8"><text:tab/>}</text:p>
      <text:p text:style-name="P8"></text:p>
      <text:p text:style-name="P8">}</text:p>
      <text:p text:style-name="P8"/>
      <text:p text:style-name="P10">jdbcdisplay.java</text:p>
      <text:p text:style-name="P8"></text:p>
      <text:p text:style-name="P8">import java.io.IOException;</text:p>
      <text:p text:style-name="P8">import java.io.PrintWriter;</text:p>
      <text:p text:style-name="P8">import java.sql.Connection;</text:p>
      <text:p text:style-name="P8">import java.sql.DriverManager;</text:p>
      <text:p text:style-name="P8">import java.sql.ResultSet;</text:p>
      <text:p text:style-name="P8">import java.sql.Statement;</text:p>
      <text:p text:style-name="P8"></text:p>
      <text:p text:style-name="P8">import javax.servlet.ServletException;</text:p>
      <text:p text:style-name="P8">import javax.servlet.annotation.WebServlet;</text:p>
      <text:p text:style-name="P8">import javax.servlet.http.HttpServlet;</text:p>
      <text:p text:style-name="P8">import javax.servlet.http.HttpServletRequest;</text:p>
      <text:p text:style-name="P8">import javax.servlet.http.HttpServletResponse;</text:p>
      <text:p text:style-name="P8"></text:p>
      <text:p text:style-name="P8"></text:p>
      <text:p text:style-name="P8">/**</text:p>
      <text:p text:style-name="P8"><text:s/>* Servlet implementation class jdbcdisplay</text:p>
      <text:p text:style-name="P8"><text:s/>*/</text:p>
      <text:p text:style-name="P8">@WebServlet("/jdbcdisplay")</text:p>
      <text:p text:style-name="P8">public class jdbcdisplay extends HttpServlet {</text:p>
      <text:p text:style-name="P8"><text:tab/>private static final long serialVersionUID = 1L;</text:p>
      <text:p text:style-name="P8"><text:s text:c="7"/></text:p>
      <text:p text:style-name="P8"><text:s text:c="4"/>/**</text:p>
      <text:p text:style-name="P8"><text:s text:c="5"/>* @see HttpServlet#HttpServlet()</text:p>
      <text:p text:style-name="P8"><text:s text:c="5"/>*/</text:p>
      <text:p text:style-name="P8"><text:s text:c="4"/>public jdbcdisplay() {</text:p>
      <text:p text:style-name="P8"><text:s text:c="8"/>super();</text:p>
      <text:p text:style-name="P8"><text:s text:c="8"/>// TODO Auto-generated constructor stub</text:p>
      <text:p text:style-name="P8"><text:s text:c="4"/>}</text:p>
      <text:p text:style-name="P8"></text:p>
      <text:p text:style-name="P8"><text:tab/>/**</text:p>
      <text:p text:style-name="P8"><text:tab/> * @see HttpServlet#doPost(HttpServletRequest request, HttpServletResponse response)</text:p>
      <text:p text:style-name="P8"><text:tab/> */</text:p>
      <text:p text:style-name="P8"><text:tab/>protected void doPost(HttpServletRequest request, HttpServletResponse response) throws ServletException, IOException {</text:p>
      <text:p text:style-name="P8"><text:tab/><text:tab/>// TODO Auto-generated method stub</text:p>
      <text:p text:style-name="P8"><text:tab/><text:tab/>try{</text:p>
      <text:p text:style-name="P8"><text:tab/><text:tab/><text:tab/>Class.forName("com.mysql.jdbc.Driver");</text:p>
      <text:p text:style-name="P8"><text:tab/><text:tab/><text:tab/>Connection <text:soft-page-break/>conn=DriverManager.getConnection("jdbc:mysql://localhost:3306/onlinedirectory","root","root");</text:p>
      <text:p text:style-name="P8"><text:tab/><text:tab/><text:tab/>if(conn!=null){</text:p>
      <text:p text:style-name="P8"><text:tab/><text:tab/><text:tab/><text:tab/>Statement smt=conn.createStatement();</text:p>
      <text:p text:style-name="P8"><text:tab/><text:tab/><text:tab/><text:tab/>ResultSet rs;</text:p>
      <text:p text:style-name="P8"><text:tab/><text:tab/><text:tab/><text:tab/>PrintWriter out=response.getWriter();</text:p>
      <text:p text:style-name="P8"><text:tab/><text:tab/><text:tab/><text:tab/>int phone;</text:p>
      <text:p text:style-name="P8"><text:tab/><text:tab/><text:tab/><text:tab/>String name;</text:p>
      <text:p text:style-name="P8"><text:tab/><text:tab/><text:tab/><text:tab/>try{</text:p>
      <text:p text:style-name="P8"><text:tab/><text:tab/><text:tab/><text:tab/><text:tab/>phone=Integer.parseInt(request.getParameter("choice"));</text:p>
      <text:p text:style-name="P8"><text:tab/><text:tab/><text:tab/><text:tab/><text:tab/>rs=smt.executeQuery("select * from tele_dir where contact="+phone);</text:p>
      <text:p text:style-name="P8"><text:tab/><text:tab/><text:tab/><text:tab/>}catch(Exception e){</text:p>
      <text:p text:style-name="P8"><text:tab/><text:tab/><text:tab/><text:tab/><text:tab/>name=request.getParameter("choice");</text:p>
      <text:p text:style-name="P8"><text:tab/><text:tab/><text:tab/><text:tab/><text:tab/>rs=smt.executeQuery("select * from tele_dir where name='"+name+"'");</text:p>
      <text:p text:style-name="P8"><text:tab/><text:tab/><text:tab/><text:tab/>}</text:p>
      <text:p text:style-name="P8"><text:tab/><text:tab/><text:tab/><text:tab/>while(rs.next()){</text:p>
      <text:p text:style-name="P8"><text:tab/><text:tab/><text:tab/><text:tab/><text:tab/>String nam=rs.getString(1);</text:p>
      <text:p text:style-name="P8"><text:tab/><text:tab/><text:tab/><text:tab/><text:tab/>int con=rs.getInt(2);</text:p>
      <text:p text:style-name="P8"><text:tab/><text:tab/><text:tab/><text:tab/><text:tab/>String add=rs.getString(3);</text:p>
      <text:p text:style-name="P8"><text:tab/><text:tab/><text:tab/><text:tab/><text:tab/>String com=rs.getString(4);</text:p>
      <text:p text:style-name="P8"><text:tab/><text:tab/><text:tab/><text:tab/><text:tab/>int pin=rs.getInt(5);</text:p>
      <text:p text:style-name="P8"><text:tab/><text:tab/><text:tab/><text:tab/><text:tab/>out.println("Name : "+nam);</text:p>
      <text:p text:style-name="P8"><text:tab/><text:tab/><text:tab/><text:tab/><text:tab/>out.println("Contact : "+con);</text:p>
      <text:p text:style-name="P8"><text:tab/><text:tab/><text:tab/><text:tab/><text:tab/>out.println("Address : "+add);</text:p>
      <text:p text:style-name="P8"><text:tab/><text:tab/><text:tab/><text:tab/><text:tab/>out.println("Company : "+com);</text:p>
      <text:p text:style-name="P8"><text:tab/><text:tab/><text:tab/><text:tab/><text:tab/>out.println("Pin : "+pin);</text:p>
      <text:p text:style-name="P8"><text:tab/><text:tab/><text:tab/><text:tab/><text:tab/></text:p>
      <text:p text:style-name="P8"><text:tab/><text:tab/><text:tab/><text:tab/>}</text:p>
      <text:p text:style-name="P8"><text:tab/><text:tab/><text:tab/>}</text:p>
      <text:p text:style-name="P8"><text:tab/><text:tab/>}catch(Exception e){</text:p>
      <text:p text:style-name="P8"><text:tab/><text:tab/><text:tab/>System.out.println("Error");</text:p>
      <text:p text:style-name="P8"><text:tab/><text:tab/>}</text:p>
      <text:p text:style-name="P8"><text:tab/>}</text:p>
      <text:p text:style-name="P8"></text:p>
      <text:p text:style-name="P8">}</text:p>
      <text:p text:style-name="P7"/>
      <text:p text:style-name="P10">index.jsp</text:p>
      <text:p text:style-name="P15"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Registration form&lt;/title&gt;</text:p>
      <text:p text:style-name="P16">&lt;/head&gt;</text:p>
      <text:p text:style-name="P16">&lt;body&gt;</text:p>
      <text:p text:style-name="P16">&lt;form action="jdbclogin" method="post"&gt;</text:p>
      <text:p text:style-name="P16">&lt;p&gt;Enter name : &lt;input type="text" name="name"&gt;&lt;/p&gt;</text:p>
      <text:p text:style-name="P16">&lt;p&gt;Enter contact : &lt;input type="text" name="contact"&gt;&lt;/p&gt;</text:p>
      <text:p text:style-name="P16">&lt;p&gt;Enter address : &lt;input type="text" name="address"&gt;&lt;/p&gt;</text:p>
      <text:p text:style-name="P16">&lt;p&gt;Enter company : &lt;input type="text" name="company"&gt;&lt;/p&gt;</text:p>
      <text:p text:style-name="P16">&lt;p&gt;Enter pin : &lt;input type="text" name="pin"&gt;&lt;/p&gt;</text:p>
      <text:p text:style-name="P16">&lt;input type="submit" name="submit"&gt;</text:p>
      <text:p text:style-name="P16">&lt;/form&gt;</text:p>
      <text:p text:style-name="P16">&lt;/body&gt;</text:p>
      <text:p text:style-name="P17">&lt;/html&gt;</text:p>
      <text:p text:style-name="P8">10.MultiThreading</text:p>
      <text:p text:style-name="P10">GetNumberThread.java</text:p>
      <text:p text:style-name="P8">package jjl10;</text:p>
      <text:p text:style-name="P8"></text:p>
      <text:p text:style-name="P8">import java.util.Scanner;</text:p>
      <text:p text:style-name="P8"></text:p>
      <text:p text:style-name="P8">public class GetNumberThread extends Thread{</text:p>
      <text:p text:style-name="P8"><text:tab/>public String[] digit=new String[]{"zero","one","two","three","four","five","six","seven","eight","nine"};</text:p>
      <text:p text:style-name="P8"><text:tab/>public String number;</text:p>
      <text:p text:style-name="P8"><text:tab/>public void run(){</text:p>
      <text:p text:style-name="P8"><text:tab/></text:p>
      <text:p text:style-name="P8"><text:tab/><text:tab/></text:p>
      <text:p text:style-name="P8"><text:tab/><text:tab/></text:p>
      <text:p text:style-name="P8"><text:tab/><text:tab/>Scanner s=new Scanner(System.in);</text:p>
      <text:p text:style-name="P8"><text:tab/><text:tab/>System.out.println("Enter number : ");</text:p>
      <text:p text:style-name="P8"><text:tab/><text:tab/>number=s.nextLine();</text:p>
      <text:p text:style-name="P8"><text:soft-page-break/><text:tab/><text:tab/>for(char c:number.toCharArray()){</text:p>
      <text:p text:style-name="P8"><text:tab/><text:tab/><text:tab/>if(c&lt;48 || c&gt;57){</text:p>
      <text:p text:style-name="P8"><text:tab/><text:tab/><text:tab/><text:tab/>System.out.println("Invalid inputs");</text:p>
      <text:p text:style-name="P8"><text:tab/><text:tab/><text:tab/><text:tab/>break;</text:p>
      <text:p text:style-name="P8"><text:tab/><text:tab/><text:tab/>}</text:p>
      <text:p text:style-name="P8"><text:tab/><text:tab/>System.out.println(digit[(int)c-48]+" ");</text:p>
      <text:p text:style-name="P8"><text:tab/><text:tab/>}</text:p>
      <text:p text:style-name="P8"><text:tab/><text:tab/>System.out.println("\n");</text:p>
      <text:p text:style-name="P8"><text:tab/>}</text:p>
      <text:p text:style-name="P8">}</text:p>
      <text:p text:style-name="P10">GetStringthread.java</text:p>
      <text:p text:style-name="P8">package jjl10;</text:p>
      <text:p text:style-name="P8"></text:p>
      <text:p text:style-name="P8">import java.util.Scanner;</text:p>
      <text:p text:style-name="P8"></text:p>
      <text:p text:style-name="P8">public class GetStringThread extends Thread {</text:p>
      <text:p text:style-name="P8"></text:p>
      <text:p text:style-name="P8"><text:tab/>public String vowel="aeiou";</text:p>
      <text:p text:style-name="P8"><text:tab/>public String string;</text:p>
      <text:p text:style-name="P8"><text:tab/>public void run(){</text:p>
      <text:p text:style-name="P8"><text:tab/><text:tab/></text:p>
      <text:p text:style-name="P8"><text:tab/><text:tab/></text:p>
      <text:p text:style-name="P8"><text:tab/><text:tab/>Scanner s=new Scanner(System.in);</text:p>
      <text:p text:style-name="P8"><text:tab/><text:tab/>System.out.println("Enter string : ");</text:p>
      <text:p text:style-name="P8"><text:tab/><text:tab/>string=s.nextLine();</text:p>
      <text:p text:style-name="P8"><text:tab/><text:tab/>int x=0;</text:p>
      <text:p text:style-name="P8"><text:tab/><text:tab/>for(char c: string.toCharArray())</text:p>
      <text:p text:style-name="P8"><text:tab/><text:tab/><text:tab/>for(char ch:vowel.toCharArray())</text:p>
      <text:p text:style-name="P8"><text:tab/><text:tab/><text:tab/><text:tab/>if(c==ch)x++;</text:p>
      <text:p text:style-name="P8"><text:tab/><text:tab/>System.out.println("Number of vowels : "+x);</text:p>
      <text:p text:style-name="P8"><text:tab/>}</text:p>
      <text:p text:style-name="P8"></text:p>
      <text:p text:style-name="P8"></text:p>
      <text:p text:style-name="P8">}</text:p>
      <text:p text:style-name="P10">MainClass.java</text:p>
      <text:p text:style-name="P8">package jjl10;</text:p>
      <text:p text:style-name="P8"></text:p>
      <text:p text:style-name="P8">public class MainClass {</text:p>
      <text:p text:style-name="P8"></text:p>
      <text:p text:style-name="P8"><text:tab/>public static void main(String[] args) {</text:p>
      <text:p text:style-name="P8"><text:tab/><text:tab/>// TODO Auto-generated method stub</text:p>
      <text:p text:style-name="P8"></text:p>
      <text:p text:style-name="P8"><text:tab/><text:tab/></text:p>
      <text:p text:style-name="P8"><text:tab/><text:tab/></text:p>
      <text:p text:style-name="P8"><text:tab/><text:tab/>GetStringThread t1;</text:p>
      <text:p text:style-name="P8"><text:tab/><text:tab/>GetNumberThread t2;</text:p>
      <text:p text:style-name="P8"><text:tab/><text:tab/>t1=new GetStringThread();</text:p>
      <text:p text:style-name="P8"><text:tab/><text:tab/>t2=new GetNumberThread();</text:p>
      <text:p text:style-name="P8"><text:tab/><text:tab/>t1.start();</text:p>
      <text:p text:style-name="P8"><text:tab/><text:tab/>try{</text:p>
      <text:p text:style-name="P8"><text:tab/><text:tab/>Thread.sleep(100);</text:p>
      <text:p text:style-name="P8"><text:tab/><text:tab/>}catch(Exception e){</text:p>
      <text:p text:style-name="P8"><text:tab/><text:tab/><text:tab/>System.out.println("Error");</text:p>
      <text:p text:style-name="P8"><text:tab/><text:tab/>}</text:p>
      <text:p text:style-name="P8"><text:tab/><text:tab/>t2.start();</text:p>
      <text:p text:style-name="P8"><text:tab/>}</text:p>
      <text:p text:style-name="P8"></text:p>
      <text:p text:style-name="P8">}</text:p>
      <text:p text:style-name="P8"/>
      <text:p text:style-name="P8">11.Calculate tax</text:p>
      <text:p text:style-name="P10">CalculateTax.jsp</text:p>
      <text:p text:style-name="P15"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Calculate Tax&lt;/title&gt;</text:p>
      <text:p text:style-name="P16">&lt;/head&gt;</text:p>
      <text:p text:style-name="P16">&lt;body&gt;</text:p>
      <text:p text:style-name="P16">&lt;%</text:p>
      <text:p text:style-name="P16">float tax=0;</text:p>
      <text:p text:style-name="P16"><text:soft-page-break/>int i=Integer.parseInt(request.getParameter("income"));</text:p>
      <text:p text:style-name="P16">if(i&lt;100000){</text:p>
      <text:p text:style-name="P16"><text:s text:c="8"/>tax=0;</text:p>
      <text:p text:style-name="P16">}else if(i&gt;100000 &amp;&amp; i&lt;500000){</text:p>
      <text:p text:style-name="P16"><text:s text:c="8"/>tax=(float)0.15*i;</text:p>
      <text:p text:style-name="P16">}else if(i&gt;500000){</text:p>
      <text:p text:style-name="P16"><text:s text:c="8"/>tax=(float)0.2*i;</text:p>
      <text:p text:style-name="P16">}</text:p>
      <text:p text:style-name="P16">%&gt;</text:p>
      <text:p text:style-name="P16">&lt;p&gt;Welcome : &lt;%out.print(request.getParameter("name")); %&gt;&lt;/p&gt;</text:p>
      <text:p text:style-name="P16">&lt;p&gt;Income is :&lt;%out.print(i); %&gt;&lt;/p&gt;</text:p>
      <text:p text:style-name="P16">&lt;p&gt;Tax is :&lt;%out.print(tax); %&gt;</text:p>
      <text:p text:style-name="P16">&lt;/body&gt;</text:p>
      <text:p text:style-name="P17">&lt;/html&gt;</text:p>
      <text:p text:style-name="P10">dataCapture.jsp</text:p>
      <text:p text:style-name="P8">&lt;%@ page language="java" import="java.util.*,java.text.*" contentType="text/html; charset=UTF-8"</text:p>
      <text:p text:style-name="P8"><text:s text:c="4"/>pageEncoding="UTF-8"%&gt;</text:p>
      <text:p text:style-name="P8">&lt;!DOCTYPE html PUBLIC "-//W3C//DTD HTML 4.01 Transitional//EN" "http://www.w3.org/TR/html4/loose.dtd"&gt;</text:p>
      <text:p text:style-name="P8">&lt;%</text:p>
      <text:p text:style-name="P8">HashMap&lt;String,String&gt; h=new HashMap&lt;String,String&gt;();</text:p>
      <text:p text:style-name="P8"></text:p>
      <text:p text:style-name="P8">h.put("root","root");</text:p>
      <text:p text:style-name="P8">h.put("user","user");</text:p>
      <text:p text:style-name="P8">%&gt;</text:p>
      <text:p text:style-name="P8"></text:p>
      <text:p text:style-name="P8">&lt;html&gt;</text:p>
      <text:p text:style-name="P8">&lt;head&gt;</text:p>
      <text:p text:style-name="P8">&lt;meta http-equiv="Content-Type" content="text/html; charset=UTF-8"&gt;</text:p>
      <text:p text:style-name="P8">&lt;title&gt;Data Capture&lt;/title&gt;</text:p>
      <text:p text:style-name="P8">&lt;%</text:p>
      <text:p text:style-name="P8">String username=request.getParameter("username");</text:p>
      <text:p text:style-name="P8">String password=request.getParameter("password");</text:p>
      <text:p text:style-name="P8">if(!h.containsKey(username)){</text:p>
      <text:p text:style-name="P8"><text:tab/>out.println("Invalid Login");</text:p>
      <text:p text:style-name="P8">}else if(!h.get(username).equals(password)){</text:p>
      <text:p text:style-name="P8"><text:tab/>out.println("Invalid Password");</text:p>
      <text:p text:style-name="P8">}</text:p>
      <text:p text:style-name="P8">else{</text:p>
      <text:p text:style-name="P8">%&gt;</text:p>
      <text:p text:style-name="P8">&lt;/head&gt;</text:p>
      <text:p text:style-name="P8">&lt;body&gt;</text:p>
      <text:p text:style-name="P8">&lt;form action="calculateTax.jsp" method="post"&gt;</text:p>
      <text:p text:style-name="P8">&lt;p&gt;Welcome :&lt;%out.print(request.getParameter("username")); %&gt;&lt;p&gt;</text:p>
      <text:p text:style-name="P8">&lt;p&gt;Todays date is :</text:p>
      <text:p text:style-name="P8">&lt;%</text:p>
      <text:p text:style-name="P8">DateFormat dateformat=new SimpleDateFormat("dd/MM/yyyy");</text:p>
      <text:p text:style-name="P8">Date date=new Date();</text:p>
      <text:p text:style-name="P8">out.println(dateformat.format(date));</text:p>
      <text:p text:style-name="P8">%&gt;</text:p>
      <text:p text:style-name="P8">&lt;/p&gt;</text:p>
      <text:p text:style-name="P8">&lt;p&gt;Enter Name:&lt;input type="text" name="name"&gt;&lt;/p&gt;</text:p>
      <text:p text:style-name="P8"><text:s/>&lt;p&gt;Select organisation:&lt;select name="organisation"&gt;</text:p>
      <text:p text:style-name="P8"><text:s/>&lt;option value="Msrit"&gt;Msrit&lt;/option&gt;</text:p>
      <text:p text:style-name="P8"><text:s/>&lt;option value="Pes"&gt;Pes&lt;/option&gt;</text:p>
      <text:p text:style-name="P8"><text:s/>&lt;/select&gt;</text:p>
      <text:p text:style-name="P8"><text:s/>&lt;/p&gt;</text:p>
      <text:p text:style-name="P8"><text:s/>&lt;p&gt;Select Gender:&lt;select name="gender"&gt;</text:p>
      <text:p text:style-name="P8"><text:s/>&lt;option value="Male"&gt;Male&lt;/option&gt;</text:p>
      <text:p text:style-name="P8"><text:s/>&lt;option value="Female"&gt;Female&lt;/option&gt;</text:p>
      <text:p text:style-name="P8"><text:s/>&lt;/select&gt;</text:p>
      <text:p text:style-name="P8"><text:s/>&lt;/p&gt;</text:p>
      <text:p text:style-name="P8"><text:s/>&lt;p&gt;Annual Income :&lt;input type="text" name="income"&gt;&lt;/p&gt;</text:p>
      <text:p text:style-name="P8"><text:s/>&lt;input type="submit" name="submit"&gt;</text:p>
      <text:p text:style-name="P8">&lt;/form&gt;</text:p>
      <text:p text:style-name="P8">&lt;/body&gt;</text:p>
      <text:p text:style-name="P8">&lt;%</text:p>
      <text:p text:style-name="P8">}</text:p>
      <text:p text:style-name="P8">%&gt;</text:p>
      <text:p text:style-name="P8">&lt;/html&gt;</text:p>
      <text:p text:style-name="P8"/>
      <text:p text:style-name="P10">Login.jsp</text:p>
      <text:p text:style-name="P15"><text:soft-page-break/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ILogin Form&lt;/title&gt;</text:p>
      <text:p text:style-name="P16">&lt;/head&gt;</text:p>
      <text:p text:style-name="P16">&lt;body&gt;</text:p>
      <text:p text:style-name="P16">&lt;form action="dataCapture.jsp" method="post"&gt;</text:p>
      <text:p text:style-name="P16">&lt;p&gt;Enter user Name :&lt;input type="text" name="username"&gt;&lt;/p&gt;</text:p>
      <text:p text:style-name="P16">&lt;p&gt;Enter password :&lt;input type="text" name="password"&gt;&lt;/p&gt;</text:p>
      <text:p text:style-name="P16">&lt;input type="submit" name="submit"&gt;</text:p>
      <text:p text:style-name="P16">&lt;/form&gt;</text:p>
      <text:p text:style-name="P16">&lt;/body&gt;</text:p>
      <text:p text:style-name="P17">&lt;/html&gt;</text:p>
      <text:p text:style-name="P8">12.<text:span text:style-name="T5">DisplayDay</text:span></text:p>
      <text:p text:style-name="P15">&lt;%@ page language="java" import="java.sql.*,javax.servlet.*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Insert title here&lt;/title&gt;</text:p>
      <text:p text:style-name="P16">&lt;/head&gt;</text:p>
      <text:p text:style-name="P16">&lt;body&gt;</text:p>
      <text:p text:style-name="P16"><text:s/></text:p>
      <text:p text:style-name="P16">&lt;%</text:p>
      <text:p text:style-name="P16">String search=request.getParameter("day");</text:p>
      <text:p text:style-name="P16">Class.forName("com.mysql.jdbc.Driver");</text:p>
      <text:p text:style-name="P16">try{</text:p>
      <text:p text:style-name="P16"><text:s text:c="8"/>Connection conn=DriverManager.getConnection("jdbc:mysql://localhost:3306/reservation","root","root");</text:p>
      <text:p text:style-name="P16"><text:s text:c="8"/>Statement smt;</text:p>
      <text:p text:style-name="P16"><text:s text:c="8"/>if(conn!=null){</text:p>
      <text:p text:style-name="P16"><text:s text:c="16"/>smt=conn.createStatement();</text:p>
      <text:p text:style-name="P16"><text:s text:c="16"/>ResultSet rs;</text:p>
      <text:p text:style-name="P16"><text:s text:c="16"/>rs=smt.executeQuery("select * from flight where day='"+search+"'");</text:p>
      <text:p text:style-name="P16"><text:s text:c="16"/>while(rs.next()){</text:p>
      <text:p text:style-name="P16"><text:s text:c="24"/>String no=rs.getString(1);</text:p>
      <text:p text:style-name="P16"><text:s text:c="24"/>String na=rs.getString(2);</text:p>
      <text:p text:style-name="P16"><text:s text:c="24"/>String da=rs.getString(3);</text:p>
      <text:p text:style-name="P16"><text:s text:c="24"/>out.println("Number : "+no);</text:p>
      <text:p text:style-name="P16"><text:s text:c="24"/>out.println("Name : "+na);</text:p>
      <text:p text:style-name="P16"><text:s text:c="24"/>out.println("Date : "+da);</text:p>
      <text:p text:style-name="P16"><text:s text:c="24"/>out.println("");</text:p>
      <text:p text:style-name="P16"><text:s text:c="24"/></text:p>
      <text:p text:style-name="P16"><text:s text:c="16"/>}</text:p>
      <text:p text:style-name="P16"><text:s text:c="8"/>}</text:p>
      <text:p text:style-name="P16"><text:s text:c="8"/>}catch(Exception e){</text:p>
      <text:p text:style-name="P16"><text:s text:c="16"/>e.printStackTrace();</text:p>
      <text:p text:style-name="P16"><text:s text:c="8"/>}</text:p>
      <text:p text:style-name="P16">%&gt;</text:p>
      <text:p text:style-name="P16">&lt;/body&gt;</text:p>
      <text:p text:style-name="P17">&lt;/html&gt;</text:p>
      <text:p text:style-name="P10">ReserveOnline.jsp</text:p>
      <text:p text:style-name="P15">&lt;%@ page language="java" import="javax.servlet.*,java.sql.*,java.util.*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Register information&lt;/title&gt;</text:p>
      <text:p text:style-name="P16">&lt;/head&gt;</text:p>
      <text:p text:style-name="P16">&lt;body&gt;</text:p>
      <text:p text:style-name="P16">&lt;form <text:s/>action="ViewDetails.jsp" method="post"&gt;</text:p>
      <text:p text:style-name="P16">&lt;p&gt;Enter flight number:&lt;input type="text" name="fno"&gt;&lt;/p&gt;</text:p>
      <text:p text:style-name="P16">&lt;p&gt;Enter flight name:&lt;input type="text" name="fname"&gt;&lt;/p&gt;</text:p>
      <text:p text:style-name="P16">&lt;p&gt;Enter customer number:&lt;input type="text" name="cno"&gt;&lt;/p&gt;</text:p>
      <text:p text:style-name="P16">&lt;p&gt;Enter customer name:&lt;input type="text" name="cname"&gt;&lt;/p&gt;</text:p>
      <text:p text:style-name="P16">&lt;p&gt;Enter date:&lt;input type="text" name="date"&gt;&lt;/p&gt;</text:p>
      <text:p text:style-name="P16"><text:soft-page-break/>&lt;input type="submit" name="submit"&gt;</text:p>
      <text:p text:style-name="P16"/>
      <text:p text:style-name="P16"/>
      <text:p text:style-name="P16">&lt;/form&gt;</text:p>
      <text:p text:style-name="P16">&lt;/body&gt;</text:p>
      <text:p text:style-name="P17">&lt;/html&gt;</text:p>
      <text:p text:style-name="P10">ViewDay.jsp</text:p>
      <text:p text:style-name="P15">&lt;%@ page language="java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Display flights&lt;/title&gt;</text:p>
      <text:p text:style-name="P16">&lt;/head&gt;</text:p>
      <text:p text:style-name="P16">&lt;body&gt;</text:p>
      <text:p text:style-name="P16">&lt;form action="DisplayDay.jsp" method="post"&gt;</text:p>
      <text:p text:style-name="P16">&lt;p&gt;Enter day :&lt;input type="text" name="day"&gt;&lt;/p&gt;</text:p>
      <text:p text:style-name="P16">&lt;input type="submit" name="Click"&gt;</text:p>
      <text:p text:style-name="P16">&lt;/form&gt;</text:p>
      <text:p text:style-name="P16">&lt;/body&gt;</text:p>
      <text:p text:style-name="P17">&lt;/html&gt;</text:p>
      <text:p text:style-name="P10">ViewDetails.jsp</text:p>
      <text:p text:style-name="P15">&lt;%@ page language="java" import="javax.servlet.*,java.sql.*,java.util.*" contentType="text/html; charset=UTF-8"</text:p>
      <text:p text:style-name="P16"><text:s text:c="4"/>pageEncoding="UTF-8"%&gt;</text:p>
      <text:p text:style-name="P16">&lt;!DOCTYPE html PUBLIC "-//W3C//DTD HTML 4.01 Transitional//EN" "http://www.w3.org/TR/html4/loose.dtd"&gt;</text:p>
      <text:p text:style-name="P16">&lt;html&gt;</text:p>
      <text:p text:style-name="P16">&lt;head&gt;</text:p>
      <text:p text:style-name="P16">&lt;meta http-equiv="Content-Type" content="text/html; charset=UTF-8"&gt;</text:p>
      <text:p text:style-name="P16">&lt;title&gt;Details&lt;/title&gt;</text:p>
      <text:p text:style-name="P16">&lt;/head&gt;</text:p>
      <text:p text:style-name="P16">&lt;body&gt;</text:p>
      <text:p text:style-name="P16">&lt;form action="ViewDay.jsp" method="post"&gt;</text:p>
      <text:p text:style-name="P16">&lt;%</text:p>
      <text:p text:style-name="P16">String fnum=request.getParameter("fno");</text:p>
      <text:p text:style-name="P16">String fname=request.getParameter("fname");</text:p>
      <text:p text:style-name="P16">String cnum=request.getParameter("cno");</text:p>
      <text:p text:style-name="P16">String cname=request.getParameter("cname");</text:p>
      <text:p text:style-name="P16">String date=request.getParameter("date");</text:p>
      <text:p text:style-name="P16">Random r=new Random();</text:p>
      <text:p text:style-name="P16">int seat=r.nextInt(500);</text:p>
      <text:p text:style-name="P16">try{</text:p>
      <text:p text:style-name="P16"><text:s text:c="8"/>String m="Monday";</text:p>
      <text:p text:style-name="P16"><text:s text:c="8"/>String t="Tuesday";</text:p>
      <text:p text:style-name="P16"><text:s text:c="8"/>Class.forName("com.mysql.jdbc.Driver");</text:p>
      <text:p text:style-name="P16"><text:s text:c="8"/>Connection conn=DriverManager.getConnection("jdbc:mysql://localhost:3306/reservation","root","root");</text:p>
      <text:p text:style-name="P16"><text:s text:c="8"/>Statement smt;</text:p>
      <text:p text:style-name="P16"><text:s text:c="8"/>if(conn!=null){</text:p>
      <text:p text:style-name="P16"><text:s text:c="16"/>smt=conn.createStatement();</text:p>
      <text:p text:style-name="P16"><text:s text:c="16"/>smt.executeUpdate("insert into flight values('"+fnum+"','"+fname+"','"+m+"');");</text:p>
      <text:p text:style-name="P16"><text:s text:c="16"/>smt.executeUpdate("insert into seat values('"+fnum+"','"+date+"',"+seat+",'"+cname+"','"+cnum+"');");</text:p>
      <text:p text:style-name="P16"><text:s text:c="16"/>out.println("Success");</text:p>
      <text:p text:style-name="P16"><text:s text:c="8"/>}</text:p>
      <text:p text:style-name="P16">}catch(Exception e){</text:p>
      <text:p text:style-name="P16"><text:s text:c="8"/>e.printStackTrace();</text:p>
      <text:p text:style-name="P16">}</text:p>
      <text:p text:style-name="P16"/>
      <text:p text:style-name="P16">out.println("Flight num:"+fnum);</text:p>
      <text:p text:style-name="P16">out.println("Date : "+date);</text:p>
      <text:p text:style-name="P16">out.println("Customer name :"+cname);</text:p>
      <text:p text:style-name="P16">out.println("Customer number :"+cnum);</text:p>
      <text:p text:style-name="P16">%&gt;</text:p>
      <text:p text:style-name="P16">&lt;input type="submit" name="done"&gt;</text:p>
      <text:p text:style-name="P16">&lt;/form&gt;</text:p>
      <text:p text:style-name="P16">&lt;/body&gt;</text:p>
      <text:p text:style-name="P17">&lt;/html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9:47:09.235826132</meta:creation-date>
    <dc:date>2017-05-19T20:31:16.438520067</dc:date>
    <meta:editing-duration>PT42M1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7" meta:paragraph-count="763" meta:word-count="2418" meta:character-count="29320" meta:non-whitespace-character-count="23390"/>
  </office:meta>
</office:document-meta>
</file>